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0.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333333" fo:border="0.06pt solid #000000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="0.06pt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333333" fo:border="0.06pt solid #000000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main 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1024" table:number-rows-spanned="1">
            <text:p>Requirements</text:p>
          </table:table-cell>
          <table:covered-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date" office:date-value="2013-12-30">
            <text:p>12/30/13</text:p>
          </table:table-cell>
          <table:table-cell/>
          <table:table-cell table:style-name="ce3" office:value-type="date" office:date-value="2013-01-04">
            <text:p>01/04/13</text:p>
          </table:table-cell>
          <table:table-cell table:number-columns-repeated="1021"/>
        </table:table-row>
        <table:table-row table:style-name="ro1">
          <table:table-cell office:value-type="string">
            <text:p>- similar Blue App</text:p>
          </table:table-cell>
          <table:table-cell office:value-type="string">
            <text:p>--------------------</text:p>
          </table:table-cell>
          <table:table-cell office:value-type="string">
            <text:p>lấy theo đài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abase theo Blue + ChamNg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lidingMenu</text:p>
          </table:table-cell>
          <table:table-cell table:number-columns-repeated="1021"/>
        </table:table-row>
        <table:table-row table:style-name="ro1">
          <table:table-cell office:value-type="string">
            <text:p>- lấy kết quả</text:p>
          </table:table-cell>
          <table:table-cell office:value-type="string">
            <text:p>--------------------</text:p>
          </table:table-cell>
          <table:table-cell office:value-type="string">
            <text:p>Thêm vé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ấy kết quả mới nhất theo đà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ấy khi auto lookup vé</text:p>
          </table:table-cell>
          <table:table-cell table:number-columns-repeated="1021"/>
        </table:table-row>
        <table:table-row table:style-name="ro1">
          <table:table-cell office:value-type="string">
            <text:p>- customization</text:p>
          </table:table-cell>
          <table:table-cell office:value-type="string">
            <text:p>--------------------</text:p>
          </table:table-cell>
          <table:table-cell table:number-columns-repeated="1022"/>
        </table:table-row>
      </table:table>
      <table:table table:name="research plan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3">
          <table:table-cell/>
          <table:table-cell table:style-name="ce7" office:value-type="string">
            <text:p>Missions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8" office:value-type="string" table:number-columns-spanned="3" table:number-rows-spanned="1">
            <text:p>Missions</text:p>
          </table:table-cell>
          <table:covered-table-cell table:number-columns-repeated="2" table:style-name="ce11"/>
          <table:table-cell table:style-name="ce13" office:value-type="date" office:date-value="2013-12-30">
            <text:p>12/30/13</text:p>
          </table:table-cell>
          <table:table-cell table:style-name="ce13" office:value-type="date" office:date-value="2014-01-04">
            <text:p>01/04/14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M1</text:p>
          </table:table-cell>
          <table:table-cell table:style-name="ce9" office:value-type="string" table:number-columns-spanned="3" table:number-rows-spanned="1">
            <text:p>HttpRequest</text:p>
          </table:table-cell>
          <table:covered-table-cell table:number-columns-repeated="2" table:style-name="ce12"/>
          <table:table-cell table:style-name="ce11" office:value-type="string">
            <text:p>Mr. Dung</text:p>
          </table:table-cell>
          <table:table-cell table:style-name="ce15" office:value-type="string">
            <text:p>X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M2</text:p>
          </table:table-cell>
          <table:table-cell table:style-name="ce9" office:value-type="string" table:number-columns-spanned="3" table:number-rows-spanned="1">
            <text:p>XML Parser (Android)</text:p>
          </table:table-cell>
          <table:covered-table-cell table:number-columns-repeated="2" table:style-name="ce12"/>
          <table:table-cell table:style-name="ce11" office:value-type="string">
            <text:p>Mr. Vu</text:p>
          </table:table-cell>
          <table:table-cell table:style-name="ce15" office:value-type="string">
            <text:p>X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M3</text:p>
          </table:table-cell>
          <table:table-cell table:style-name="ce8" office:value-type="string" table:number-columns-spanned="3" table:number-rows-spanned="1">
            <text:p>Notification</text:p>
          </table:table-cell>
          <table:covered-table-cell table:number-columns-repeated="2" table:style-name="ce11"/>
          <table:table-cell table:style-name="ce14" office:value-type="string">
            <text:p>Mr. Vu</text:p>
          </table:table-cell>
          <table:table-cell table:style-name="ce11"/>
          <table:table-cell table:style-name="ce4" table:number-columns-repeated="1018"/>
        </table:table-row>
        <table:table-row table:style-name="ro4">
          <table:table-cell table:style-name="ce5" office:value-type="string">
            <text:p>M4</text:p>
          </table:table-cell>
          <table:table-cell table:style-name="ce8" office:value-type="string" table:number-columns-spanned="3" table:number-rows-spanned="1">
            <text:p>FutureTask</text:p>
          </table:table-cell>
          <table:covered-table-cell table:number-columns-repeated="2" table:style-name="ce11"/>
          <table:table-cell table:style-name="ce14" office:value-type="string">
            <text:p>Mr. Dung</text:p>
          </table:table-cell>
          <table:table-cell table:style-name="ce11" office:value-type="string">
            <text:p>Mr Dung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M5</text:p>
          </table:table-cell>
          <table:table-cell table:style-name="ce8" office:value-type="string" table:number-columns-spanned="3" table:number-rows-spanned="1">
            <text:p>SlidingMenu (Android lib)</text:p>
          </table:table-cell>
          <table:covered-table-cell table:number-columns-repeated="2" table:style-name="ce11"/>
          <table:table-cell table:style-name="ce14" office:value-type="string">
            <text:p>Mr. Vu</text:p>
          </table:table-cell>
          <table:table-cell table:style-name="ce11" office:value-type="string">
            <text:p>Mr Vu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M6</text:p>
          </table:table-cell>
          <table:table-cell table:style-name="ce8" office:value-type="string" table:number-columns-spanned="3" table:number-rows-spanned="1">
            <text:p>Service</text:p>
          </table:table-cell>
          <table:covered-table-cell table:number-columns-repeated="2" table:style-name="ce11"/>
          <table:table-cell table:style-name="ce12" office:value-type="string">
            <text:p>bonus</text:p>
          </table:table-cell>
          <table:table-cell table:style-name="ce11" office:value-type="string">
            <text:p>Mr Dung</text:p>
          </table:table-cell>
          <table:table-cell table:style-name="ce4"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date" office:date-value="2013-01-04">
            <text:p>01/04/13</text:p>
          </table:table-cell>
          <table:table-cell office:value-type="string">
            <text:p>Merge M1 + M2 <text:s text:c="2"/>------&gt; Mr Vu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 style:data-style-name="N2" text:time-value="0000-00-00T10:53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etDung </meta:initial-creator>
    <meta:creation-date>2013-12-30T17:03:52</meta:creation-date>
    <meta:generator>LibreOffice/3.6$Linux_x86 LibreOffice_project/360m1$Build-2</meta:generator>
    <dc:date>2014-01-04T11:00:30</dc:date>
    <dc:creator>VietDung </dc:creator>
    <meta:editing-duration>PT2H37M2S</meta:editing-duration>
    <meta:editing-cycles>37</meta:editing-cycles>
    <meta:document-statistic meta:table-count="2" meta:cell-count="44" meta:object-count="0"/>
  </office:meta>
</office:document-meta>
</file>